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8pt" style:font-size-asian="15.75pt" style:font-size-complex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/>
    </style:style>
    <style:style style:name="P5" style:family="paragraph" style:parent-style-name="Text_20_body" style:list-style-name="L2">
      <style:text-properties fo:font-weight="bold"/>
    </style:style>
    <style:style style:name="P6" style:family="paragraph" style:parent-style-name="Text_20_body" style:list-style-name="L2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alistic Patient Identification (The "Nigerian Hospital" Problem)</text:h>
      <text:p text:style-name="Text_20_body">You've hit on a critical real-world problem. Relying on just a name is unreliable and unsafe. Here’s how we'll handle it professionally.</text:p>
      <text:p text:style-name="Text_20_body">The solution is <text:span text:style-name="T1">multi-factor identification</text:span>. To access a patient's records, the system will require a doctor to provide a unique combination of at least two, and ideally three, pieces of information:</text:p>
      <text:list text:style-name="L1">
        <text:list-item>
          <text:p text:style-name="P3"><text:span text:style-name="T1">Full Name</text:span> (First and Last)</text:p>
        </text:list-item>
        <text:list-item>
          <text:p text:style-name="P4">Date of Birth (DOB)</text:p>
        </text:list-item>
        <text:list-item>
          <text:p text:style-name="P3"><text:span text:style-name="T1">Phone Number</text:span> (or another unique identifier like a hospital number)</text:p>
        </text:list-item>
      </text:list>
      <text:p text:style-name="Text_20_body">The workflow would be:</text:p>
      <text:list text:style-name="L2">
        <text:list-item>
          <text:p text:style-name="P6">A doctor enters the patient's Name, DOB, and Phone Number into the application.</text:p>
        </text:list-item>
        <text:list-item>
          <text:p text:style-name="P6">Your API first runs a highly specific query: <text:span text:style-name="Source_20_Text">SELECT id FROM patients WHERE first_name = %s AND last_name = %s AND date_of_birth = %s;</text:span></text:p>
        </text:list-item>
        <text:list-item>
          <text:p text:style-name="P5">The Guard Rail:</text:p>
          <text:list>
            <text:list-item>
              <text:p text:style-name="P6">If this query returns <text:span text:style-name="T1">zero</text:span> results, the API responds with "Patient not found."</text:p>
            </text:list-item>
            <text:list-item>
              <text:p text:style-name="P6">If it returns <text:span text:style-name="T1">more than one</text:span> result (a very rare edge case), it must respond with "Ambiguous record. Please verify patient details." and refuse to proceed.</text:p>
            </text:list-item>
            <text:list-item>
              <text:p text:style-name="P6">If and only if it returns <text:span text:style-name="T1">exactly one</text:span> unique <text:span text:style-name="Source_20_Text">patient_id</text:span>, the system proceeds.</text:p>
            </text:list-item>
          </text:list>
        </text:list-item>
        <text:list-item>
          <text:p text:style-name="P6">That secure, unique <text:span text:style-name="Source_20_Text">patient_id</text:span> is then used for all subsequent RAG queries to access that patient's records (all their "chunks"). This prevents the critical errors you mentioned, like data leaks or misidentification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01:41.023127227</meta:creation-date>
    <meta:generator>LibreOffice/24.2.7.2$Linux_X86_64 LibreOffice_project/420$Build-2</meta:generator>
    <dc:date>2025-09-10T19:10:39.111817558</dc:date>
    <meta:editing-duration>PT8M58S</meta:editing-duration>
    <meta:editing-cycles>1</meta:editing-cycles>
    <meta:document-statistic meta:table-count="0" meta:image-count="0" meta:object-count="0" meta:page-count="1" meta:paragraph-count="14" meta:word-count="217" meta:character-count="1300" meta:non-whitespace-character-count="1107"/>
  </office:meta>
</office:document-meta>
</file>